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">
        <style:list-level-properties text:space-before="-0.827in" text:min-label-width="0.25in" text:list-level-position-and-space-mode="label-alignment">
          <style:list-level-label-alignment text:label-followed-by="listtab" fo:margin-left="-0.57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-0.327in" text:min-label-width="0.25in" text:list-level-position-and-space-mode="label-alignment">
          <style:list-level-label-alignment text:label-followed-by="listtab" fo:margin-left="-0.07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0.1729in" text:min-label-width="0.25in" text:list-level-position-and-space-mode="label-alignment">
          <style:list-level-label-alignment text:label-followed-by="listtab" fo:margin-left="0.4229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6729in" text:min-label-width="0.25in" text:list-level-position-and-space-mode="label-alignment">
          <style:list-level-label-alignment text:label-followed-by="listtab" fo:margin-left="0.9229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1.1729in" text:min-label-width="0.25in" text:list-level-position-and-space-mode="label-alignment">
          <style:list-level-label-alignment text:label-followed-by="listtab" fo:margin-left="1.4229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1.6729in" text:min-label-width="0.25in" text:list-level-position-and-space-mode="label-alignment">
          <style:list-level-label-alignment text:label-followed-by="listtab" fo:margin-left="1.9229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2.1729in" text:min-label-width="0.25in" text:list-level-position-and-space-mode="label-alignment">
          <style:list-level-label-alignment text:label-followed-by="listtab" fo:margin-left="2.4229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2.6729in" text:min-label-width="0.25in" text:list-level-position-and-space-mode="label-alignment">
          <style:list-level-label-alignment text:label-followed-by="listtab" fo:margin-left="2.9229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3.1729in" text:min-label-width="0.25in" text:list-level-position-and-space-mode="label-alignment">
          <style:list-level-label-alignment text:label-followed-by="listtab" fo:margin-left="3.422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827in">
        <style:tab-stops/>
      </style:paragraph-properties>
      <style:text-properties style:font-name="Calibri Light" style:font-name-complex="Calibri Light" fo:color="#E7A8E5" fo:font-size="20pt" style:font-size-asian="20pt" style:font-size-complex="20pt"/>
    </style:style>
    <style:style style:name="P23" style:parent-style-name="Listenabsatz" style:list-style-name="LFO14" style:family="paragraph"/>
    <style:style style:name="T24" style:parent-style-name="Absatz-Standardschriftart" style:family="text">
      <style:text-properties style:font-name="Calibri Light" style:font-name-complex="Calibri Light" fo:font-weight="bold" style:font-weight-asian="bold" fo:color="#000000" fo:font-size="12pt" style:font-size-asian="12pt" style:font-size-complex="12pt"/>
    </style:style>
    <style:style style:name="T25" style:parent-style-name="Absatz-Standardschriftart" style:family="text">
      <style:text-properties style:font-name="Calibri Light" style:font-name-complex="Calibri Light" fo:color="#000000" fo:font-size="12pt" style:font-size-asian="12pt" style:font-size-complex="12pt"/>
    </style:style>
    <style:style style:name="P26" style:parent-style-name="Listenabsatz" style:list-style-name="LFO14" style:family="paragraph"/>
    <style:style style:name="T27" style:parent-style-name="Absatz-Standardschriftart" style:family="text">
      <style:text-properties style:font-name="Calibri Light" style:font-name-complex="Calibri Light" fo:font-weight="bold" style:font-weight-asian="bold" fo:color="#000000" fo:font-size="12pt" style:font-size-asian="12pt" style:font-size-complex="12pt"/>
    </style:style>
    <style:style style:name="T28" style:parent-style-name="Absatz-Standardschriftart" style:family="text">
      <style:text-properties style:font-name="Calibri Light" style:font-name-complex="Calibri Light" fo:color="#000000" fo:font-size="12pt" style:font-size-asian="12pt" style:font-size-complex="12pt"/>
    </style:style>
    <style:style style:name="P29" style:parent-style-name="Listenabsatz" style:list-style-name="LFO14" style:family="paragraph"/>
    <style:style style:name="T30" style:parent-style-name="Absatz-Standardschriftart" style:family="text">
      <style:text-properties style:font-name="Calibri Light" style:font-name-complex="Calibri Light" fo:font-weight="bold" style:font-weight-asian="bold" fo:color="#000000" fo:font-size="12pt" style:font-size-asian="12pt" style:font-size-complex="12pt"/>
    </style:style>
    <style:style style:name="T31" style:parent-style-name="Absatz-Standardschriftart" style:family="text">
      <style:text-properties style:font-name="Calibri Light" style:font-name-complex="Calibri Light" fo:color="#000000" fo:font-size="12pt" style:font-size-asian="12pt" style:font-size-complex="12pt"/>
    </style:style>
    <style:style style:name="P32" style:parent-style-name="Listenabsatz" style:list-style-name="LFO14" style:family="paragraph"/>
    <style:style style:name="T33" style:parent-style-name="Absatz-Standardschriftart" style:family="text">
      <style:text-properties style:font-name="Calibri Light" style:font-name-complex="Calibri Light" fo:font-weight="bold" style:font-weight-asian="bold" fo:color="#000000" fo:font-size="12pt" style:font-size-asian="12pt" style:font-size-complex="12pt"/>
    </style:style>
    <style:style style:name="T34" style:parent-style-name="Absatz-Standardschriftart" style:family="text">
      <style:text-properties style:font-name="Calibri Light" style:font-name-complex="Calibri Light" fo:color="#000000" fo:font-size="12pt" style:font-size-asian="12pt" style:font-size-complex="12pt"/>
    </style:style>
    <style:style style:name="P35" style:parent-style-name="Listenabsatz" style:list-style-name="LFO14" style:family="paragraph"/>
    <style:style style:name="T36" style:parent-style-name="Absatz-Standardschriftart" style:family="text">
      <style:text-properties style:font-name="Calibri Light" style:font-name-complex="Calibri Light" fo:font-weight="bold" style:font-weight-asian="bold" fo:color="#000000" fo:font-size="12pt" style:font-size-asian="12pt" style:font-size-complex="12pt"/>
    </style:style>
    <style:style style:name="T37" style:parent-style-name="Absatz-Standardschriftart" style:family="text">
      <style:text-properties style:font-name="Calibri Light" style:font-name-complex="Calibri Light" fo:font-weight="bold" style:font-weight-asian="bold" fo:color="#000000" fo:font-size="12pt" style:font-size-asian="12pt" style:font-size-complex="12pt"/>
    </style:style>
    <style:style style:name="T38" style:parent-style-name="Absatz-Standardschriftart" style:family="text">
      <style:text-properties style:font-name="Calibri Light" style:font-name-complex="Calibri Light" fo:color="#000000" fo:font-size="12pt" style:font-size-asian="12pt" style:font-size-complex="12pt"/>
    </style:style>
    <style:style style:name="T39" style:parent-style-name="Absatz-Standardschriftart" style:family="text">
      <style:text-properties style:font-name="Calibri Light" style:font-name-complex="Calibri Light" fo:color="#000000" fo:font-size="12pt" style:font-size-asian="12pt" style:font-size-complex="12pt"/>
    </style:style>
    <style:style style:name="T40" style:parent-style-name="Absatz-Standardschriftart" style:family="text">
      <style:text-properties style:font-name="Calibri Light" style:font-name-complex="Calibri Light" fo:color="#000000" fo:font-size="12pt" style:font-size-asian="12pt" style:font-size-complex="12pt"/>
    </style:style>
    <style:style style:name="P41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42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43" style:parent-style-name="Standard" style:family="paragraph">
      <style:text-properties style:font-name="Calibri Light" style:font-name-complex="Calibri Light" fo:color="#000000" fo:font-size="12pt" style:font-size-asian="12pt" style:font-size-complex="12pt"/>
    </style:style>
    <style:style style:name="P44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45" style:parent-style-name="Standard" style:family="paragraph">
      <style:paragraph-properties fo:text-align="center" fo:margin-left="-0.827in">
        <style:tab-stops/>
      </style:paragraph-properties>
    </style:style>
    <style:style style:name="P46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47" style:parent-style-name="Standard" style:family="paragraph">
      <style:text-properties fo:color="#E7A8E5"/>
    </style:style>
    <style:style style:name="P48" style:parent-style-name="Unterschrift" style:family="paragraph">
      <style:text-properties style:font-name="Calibri Light" style:font-name-complex="Calibri Light"/>
    </style:style>
  </office:automatic-styles>
  <office:body>
    <office:text text:use-soft-page-breaks="true">
      <text:p text:style-name="P1">User Stories</text:p>
      <text:list text:style-name="LFO14" text:continue-numbering="true">
        <text:list-item>
          <text:p text:style-name="P23"><text:span text:style-name="T24">Enter Button</text:span><text:span text:style-name="T25"><text:s/>zum Betreten des Parkhauses</text:span></text:p>
        </text:list-item>
        <text:list-item>
          <text:p text:style-name="P26"><text:span text:style-name="T27">Leave Button</text:span><text:span text:style-name="T28"><text:s/>zum Verlassen des Parkhauses</text:span></text:p>
        </text:list-item>
        <text:list-item>
          <text:p text:style-name="P29"><text:span text:style-name="T30">Parkhaus-Historie</text:span><text:span text:style-name="T31"><text:s/>als Tabelle, zur Erfassung von Parkgebühren</text:span></text:p>
        </text:list-item>
        <text:list-item>
          <text:p text:style-name="P32"><text:span text:style-name="T33">Parkschein</text:span><text:span text:style-name="T34"><text:s/>für Zeiterfassung</text:span></text:p>
        </text:list-item>
        <text:list-item>
          <text:p text:style-name="P35"><text:span text:style-name="T36">Preisberechnung</text:span><text:span text:style-name="T37"><text:s/></text:span><text:span text:style-name="T38">mit einem festen Preis für eine</text:span><text:span text:style-name="T39"><text:s/>Stunde (eine Sekunde in der Simulation</text:span><text:span text:style-name="T40">)</text:span></text:p>
        </text:list-item>
      </text:list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Anrede"/>
      <text:p text:style-name="Anrede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D973D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3F398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26262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fo:color="#AE2FAA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color="#D973D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fo:color="#D973D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color="#AE2FAA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fo:color="#AE2FAA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-complex="Arial" style:use-window-font-color="tru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complex="Arial" style:use-window-font-color="true"/>
    </style:style>
    <style:style style:name="Fußzeile" style:display-name="Fußzeile" style:family="paragraph" style:parent-style-name="Standard">
      <style:paragraph-properties fo:text-align="center" fo:margin-bottom="0in" fo:line-height="100%" fo:margin-left="-0.5in" fo:margin-right="-0.5in">
        <style:tab-stops/>
      </style:paragraph-properties>
      <style:text-properties fo:color="#3F3980" fo:hyphenate="false"/>
    </style:style>
    <style:style style:name="FußzeileZchn" style:display-name="Fußzeile Zchn" style:family="text" style:parent-style-name="Absatz-Standardschriftart">
      <style:text-properties style:font-name="Arial" style:font-name-complex="Arial" fo:color="#3F3980"/>
    </style:style>
    <style:style style:name="Platzhaltertext" style:display-name="Platzhaltertext" style:family="text" style:parent-style-name="Absatz-Standardschriftart">
      <style:text-properties style:font-name="Arial" style:font-name-complex="Arial" fo:color="#147FD0" fo:font-size="11pt" style:font-size-asian="11pt"/>
    </style:style>
    <style:style style:name="Kontaktinfos" style:display-name="Kontaktinfos" style:family="paragraph" style:parent-style-name="Standard">
      <style:paragraph-properties fo:text-align="end" fo:margin-bottom="0in"/>
      <style:text-properties fo:font-size="10pt" style:font-size-asian="10pt" style:font-size-complex="9pt" fo:hyphenate="false"/>
    </style:style>
    <style:style style:name="Datum" style:display-name="Datum" style:family="paragraph" style:parent-style-name="Standard" style:next-style-name="Anrede">
      <style:paragraph-properties fo:margin-top="0.6666in" fo:margin-bottom="0.6666in"/>
      <style:text-properties fo:hyphenate="false"/>
    </style:style>
    <style:style style:name="DatumZchn" style:display-name="Datum Zchn" style:family="text" style:parent-style-name="Absatz-Standardschriftart">
      <style:text-properties style:font-name="Arial" style:font-name-complex="Arial" style:use-window-font-color="true"/>
    </style:style>
    <style:style style:name="Grußformel" style:display-name="Grußformel" style:family="paragraph" style:parent-style-name="Standard" style:next-style-name="Unterschrift">
      <style:paragraph-properties fo:margin-bottom="0.6666in" fo:line-height="100%"/>
      <style:text-properties fo:hyphenate="false"/>
    </style:style>
    <style:style style:name="GrußformelZchn" style:display-name="Grußformel Zchn" style:family="text" style:parent-style-name="Absatz-Standardschriftart">
      <style:text-properties style:font-name="Arial" style:font-name-complex="Arial" style:use-window-font-color="true"/>
    </style:style>
    <style:style style:name="Überschrift1Zchn" style:display-name="Überschrift 1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3F3980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262626" fo:font-size="13pt" style:font-size-asian="13pt" style:font-size-complex="13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use-window-font-color="true" style:font-size-complex="9pt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locktext" style:display-name="Blocktext" style:family="paragraph" style:parent-style-name="Standard">
      <style:paragraph-properties fo:border="0.0034in solid #F1CBF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973D6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>
      <style:text-properties style:font-name="Arial" style:font-name-complex="Arial" style:use-window-font-color="tru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Arial" style:font-name-complex="Arial" style:use-window-font-color="tru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Textkörper-Erstzeileneinzug" style:display-name="Textkörper-Erstzeileneinzug" style:family="paragraph" style:parent-style-name="Textkörper">
      <style:paragraph-properties fo:margin-bottom="0.2083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Arial" style:font-name-complex="Arial" style:use-window-font-color="true"/>
    </style:style>
    <style:style style:name="Textkörper-Zeileneinzug" style:display-name="Textkörper-Zeileneinzu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Arial" style:font-name-complex="Arial" style:use-window-font-color="true"/>
    </style:style>
    <style:style style:name="Textkörper-Erstzeileneinzug2" style:display-name="Textkörper-Erstzeileneinzug 2" style:family="paragraph" style:parent-style-name="Textkörper-Zeileneinzug">
      <style:paragraph-properties fo:margin-bottom="0.2083in"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Arial" style:font-name-complex="Arial" style:use-window-font-color="true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Arial" style:font-name-complex="Arial" style:use-window-font-color="true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Buchtitel" style:display-name="Buchtitel" style:family="text" style:parent-style-name="Absatz-Standardschriftart">
      <style:text-properties style:font-name="Arial" style:font-name-complex="Arial" fo:font-weight="bold" style:font-weight-asian="bold" style:font-weight-complex="bold" fo:font-style="italic" style:font-style-asian="italic" style:font-style-complex="italic" fo:letter-spacing="0.0034in" fo:font-size="11pt" style:font-size-asian="11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F1CBF0" style:font-size-complex="9pt" fo:hyphenate="false"/>
    </style:style>
    <style:style style:name="Kommentarzeichen" style:display-name="Kommentarzeichen" style:family="text" style:parent-style-name="Absatz-Standardschriftart">
      <style:text-properties style:font-name="Arial" style:font-name-complex="Arial" fo:font-size="11pt" style:font-size-asian="11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hyphenate="false"/>
    </style:style>
    <style:style style:name="KommentartextZchn" style:display-name="Kommentartext Zchn" style:family="text" style:parent-style-name="Absatz-Standardschriftart">
      <style:text-properties style:font-name="Arial" style:font-name-complex="Arial" style:use-window-font-color="tru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complex="Arial" fo:font-weight="bold" style:font-weight-asian="bold" style:font-weight-complex="bold" style:use-window-font-color="tru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use-window-font-color="true" style:font-size-complex="8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Arial" style:font-name-complex="Arial" style:use-window-font-color="true"/>
    </style:style>
    <style:style style:name="Hervorhebung" style:display-name="Hervorhebung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Endnotenzeichen" style:display-name="End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Endnotentext" style:display-name="Endnotentext" style:family="paragraph" style:parent-style-name="Standard">
      <style:paragraph-properties fo:margin-bottom="0in" fo:line-height="100%"/>
      <style:text-properties fo:hyphenate="false"/>
    </style:style>
    <style:style style:name="EndnotentextZchn" style:display-name="Endnotentext Zchn" style:family="text" style:parent-style-name="Absatz-Standardschriftart">
      <style:text-properties style:font-name="Arial" style:font-name-complex="Arial" style:use-window-font-color="true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fo:font-size="12pt" style:font-size-asian="12pt" style:font-size-complex="12pt" fo:hyphenate="false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fo:hyphenate="false"/>
    </style:style>
    <style:style style:name="BesuchterLink" style:display-name="BesuchterLink" style:family="text" style:parent-style-name="Absatz-Standardschriftart">
      <style:text-properties style:font-name="Arial" style:font-name-complex="Arial" fo:color="#3F39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Fußnotentext" style:display-name="Fußnotentext" style:family="paragraph" style:parent-style-name="Standard">
      <style:paragraph-properties fo:margin-bottom="0in" fo:line-height="100%"/>
      <style:text-properties fo:hyphenate="false"/>
    </style:style>
    <style:style style:name="FußnotentextZchn" style:display-name="Fußnotentext Zchn" style:family="text" style:parent-style-name="Absatz-Standardschriftart">
      <style:text-properties style:font-name="Arial" style:font-name-complex="Arial" style:use-window-font-color="true"/>
    </style:style>
    <style:style style:name="Überschrift3Zchn" style:display-name="Überschrift 3 Zchn" style:family="text" style:parent-style-name="Absatz-Standardschriftart">
      <style:text-properties style:font-name="Arial" style:font-name-asian="SimHei" style:font-name-complex="Arial" fo:color="#AE2FAA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D973D6"/>
    </style:style>
    <style:style style:name="Überschrift5Zchn" style:display-name="Überschrift 5 Zchn" style:family="text" style:parent-style-name="Absatz-Standardschriftart">
      <style:text-properties style:font-name="Arial" style:font-name-asian="SimHei" style:font-name-complex="Arial" fo:color="#D973D6"/>
    </style:style>
    <style:style style:name="Überschrift6Zchn" style:display-name="Überschrift 6 Zchn" style:family="text" style:parent-style-name="Absatz-Standardschriftart">
      <style:text-properties style:font-name="Arial" style:font-name-asian="SimHei" style:font-name-complex="Arial" fo:color="#AE2FAA"/>
    </style:style>
    <style:style style:name="Überschrift7Zchn" style:display-name="Überschrift 7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AE2FAA"/>
    </style:style>
    <style:style style:name="Überschrift8Zchn" style:display-name="Überschrift 8 Zchn" style:family="text" style:parent-style-name="Absatz-Standardschriftart">
      <style:text-properties style:font-name="Arial" style:font-name-asian="SimHei" style:font-name-complex="Arial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272727" style:font-size-complex="10.5pt"/>
    </style:style>
    <style:style style:name="HTMLAkronym" style:display-name="HTML Akronym" style:family="text" style:parent-style-name="Absatz-Standardschriftart">
      <style:text-properties style:font-name="Arial" style:font-name-complex="Arial" fo:font-size="11pt" style:font-size-asian="11pt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Arial" style:font-name-complex="Arial" fo:font-style="italic" style:font-style-asian="italic" style:font-style-complex="italic" style:use-window-font-color="true"/>
    </style:style>
    <style:style style:name="HTMLZitat" style:display-name="HTML Zitat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Code" style:display-name="HTML Cod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Definition" style:display-name="HTML Definition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Tastatur" style:display-name="HTML Tastatur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Arial" style:use-window-font-color="true"/>
    </style:style>
    <style:style style:name="HTMLBeispiel" style:display-name="HTML Beispiel" style:family="text" style:parent-style-name="Absatz-Standardschriftart">
      <style:text-properties style:font-name="Consolas" style:font-name-complex="Arial" fo:font-size="12pt" style:font-size-asian="12pt" style:font-size-complex="12pt"/>
    </style:style>
    <style:style style:name="HTMLSchreibmaschine" style:display-name="HTML Schreibmaschin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ariable" style:display-name="HTML Variable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yperlink" style:display-name="Hyperlink" style:family="text" style:parent-style-name="Absatz-Standardschriftart">
      <style:text-properties style:font-name="Arial" style:font-name-complex="Arial" fo:color="#2F2A6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388in" fo:text-indent="-0.1388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2777in" fo:text-indent="-0.1388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166in" fo:text-indent="-0.1388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5555in" fo:text-indent="-0.1388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6944in" fo:text-indent="-0.1388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8333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0.9722in" fo:text-indent="-0.1388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1111in" fo:text-indent="-0.1388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25in" fo:text-indent="-0.1388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IntensiveHervorhebung" style:display-name="Intensive Hervorhebung" style:family="text" style:parent-style-name="Absatz-Standardschriftart">
      <style:text-properties style:font-name="Arial" style:font-name-complex="Arial" fo:font-style="italic" style:font-style-asian="italic" style:font-style-complex="italic" fo:color="#D973D6" fo:font-size="11pt" style:font-size-asian="11pt"/>
    </style:style>
    <style:style style:name="IntensivesZitat" style:display-name="Intensives Zitat" style:family="paragraph" style:parent-style-name="Standard" style:next-style-name="Standard">
      <style:paragraph-properties fo:border-top="0.0069in solid #F1CBF0" fo:border-left="none" fo:border-bottom="0.0069in solid #F1CBF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973D6" fo:hyphenate="false"/>
    </style:style>
    <style:style style:name="IntensivesZitatZchn" style:display-name="Intensives Zitat Zchn" style:family="text" style:parent-style-name="Absatz-Standardschriftart">
      <style:text-properties style:font-name="Arial" style:font-name-complex="Arial" fo:font-style="italic" style:font-style-asian="italic" style:font-style-complex="italic" fo:color="#D973D6"/>
    </style:style>
    <style:style style:name="IntensiverVerweis" style:display-name="Intensiver Verweis" style:family="text" style:parent-style-name="Absatz-Standardschriftart">
      <style:text-properties style:font-name="Arial" style:font-name-complex="Arial" fo:font-weight="bold" style:font-weight-asian="bold" style:font-weight-complex="bold" fo:color="#D973D6" fo:letter-spacing="0.0034in" fo:font-size="11pt" style:font-size-asian="11pt"/>
    </style:style>
    <style:style style:name="Zeilennummer" style:display-name="Zeilennummer" style:family="text" style:parent-style-name="Absatz-Standardschriftart">
      <style:text-properties style:font-name="Arial" style:font-name-complex="Arial" fo:font-size="11pt" style:font-size-asian="11p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text-properties fo:hyphenate="false"/>
    </style:style>
    <style:style style:name="Aufzählungszeichen2" style:display-name="Aufzählungszeichen 2" style:family="paragraph" style:parent-style-name="Standard" style:list-style-name="LFO2">
      <style:text-properties fo:hyphenate="false"/>
    </style:style>
    <style:style style:name="Aufzählungszeichen3" style:display-name="Aufzählungszeichen 3" style:family="paragraph" style:parent-style-name="Standard" style:list-style-name="LFO3">
      <style:text-properties fo:hyphenate="false"/>
    </style:style>
    <style:style style:name="Aufzählungszeichen4" style:display-name="Aufzählungszeichen 4" style:family="paragraph" style:parent-style-name="Standard" style:list-style-name="LFO4">
      <style:text-properties fo:hyphenate="false"/>
    </style:style>
    <style:style style:name="Aufzählungszeichen5" style:display-name="Aufzählungszeichen 5" style:family="paragraph" style:parent-style-name="Standard" style:list-style-name="LFO5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6">
      <style:text-properties fo:hyphenate="false"/>
    </style:style>
    <style:style style:name="Listennummer2" style:display-name="Listennummer 2" style:family="paragraph" style:parent-style-name="Standard" style:list-style-name="LFO7">
      <style:text-properties fo:hyphenate="false"/>
    </style:style>
    <style:style style:name="Listennummer3" style:display-name="Listennummer 3" style:family="paragraph" style:parent-style-name="Standard" style:list-style-name="LFO8">
      <style:text-properties fo:hyphenate="false"/>
    </style:style>
    <style:style style:name="Listennummer4" style:display-name="Listennummer 4" style:family="paragraph" style:parent-style-name="Standard" style:list-style-name="LFO9">
      <style:text-properties fo:hyphenate="false"/>
    </style:style>
    <style:style style:name="Listennummer5" style:display-name="Listennummer 5" style:family="paragraph" style:parent-style-name="Standard" style:list-style-name="LFO10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Arial" style:letter-kerning="true" fo:hyphenate="false"/>
    </style:style>
    <style:style style:name="MakrotextZchn" style:display-name="Makrotext Zchn" style:family="text" style:parent-style-name="Absatz-Standardschriftart">
      <style:text-properties style:font-name="Consolas" style:font-name-complex="Arial" style:letter-kerning="tru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Arial" style:font-name-asian="SimHei" style:font-name-complex="Arial" style:use-window-font-color="true" fo:font-size="12pt" style:font-size-asian="12pt" style:font-size-complex="12pt" fo:background-color="transparent"/>
    </style:style>
    <style:style style:name="KeinLeerraum" style:display-name="Kein Leerraum" style:family="paragraph">
      <style:paragraph-properties fo:margin-bottom="0in" fo:line-height="100%"/>
      <style:text-properties style:font-name-complex="Arial" style:letter-kerning="true" fo:hyphenate="false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Arial" style:font-name-complex="Arial" style:use-window-font-color="true"/>
    </style:style>
    <style:style style:name="Seitenzahl" style:display-name="Seitenzahl" style:family="text" style:parent-style-name="Absatz-Standardschriftart">
      <style:text-properties style:font-name="Arial" style:font-name-complex="Arial" fo:font-size="11pt" style:font-size-asian="11p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Arial" style:use-window-font-color="true" style:font-size-complex="10.5pt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Arial" style:font-name-complex="Arial" fo:font-style="italic" style:font-style-asian="italic" style:font-style-complex="italic" fo:color="#404040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Arial" style:font-name-complex="Arial" style:use-window-font-color="true"/>
    </style:style>
    <style:style style:name="Unterschrift" style:display-name="Unterschrift" style:family="paragraph" style:parent-style-name="Standard" style:next-style-name="Standard">
      <style:text-properties fo:hyphenate="false"/>
    </style:style>
    <style:style style:name="UnterschriftZchn" style:display-name="Unterschrift Zchn" style:family="text" style:parent-style-name="Absatz-Standardschriftart">
      <style:text-properties style:font-name="Arial" style:font-name-complex="Arial" style:use-window-font-color="true"/>
    </style:style>
    <style:style style:name="Fett" style:display-name="Fett" style:family="text" style:parent-style-name="Absatz-Standardschriftart">
      <style:text-properties style:font-name="Arial" style:font-name-complex="Arial" fo:font-weight="bold" style:font-weight-asian="bold" style:font-weight-complex="bold" fo:font-size="11pt" style:font-size-asian="11pt"/>
    </style:style>
    <style:style style:name="Untertitel" style:display-name="Untertitel" style:family="paragraph" style:parent-style-name="Standard" style:next-style-name="Standard">
      <style:text-properties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="Arial" style:font-name-complex="Arial" fo:color="#5A5A5A" fo:letter-spacing="0.0104in"/>
    </style:style>
    <style:style style:name="SchwacheHervorhebung" style:display-name="Schwache Hervorhebung" style:family="text" style:parent-style-name="Absatz-Standardschriftart">
      <style:text-properties style:font-name="Arial" style:font-name-complex="Arial" fo:font-style="italic" style:font-style-asian="italic" style:font-style-complex="italic" fo:color="#404040" fo:font-size="11pt" style:font-size-asian="11pt"/>
    </style:style>
    <style:style style:name="SchwacherVerweis" style:display-name="Schwacher Verweis" style:family="text" style:parent-style-name="Absatz-Standardschriftart">
      <style:text-properties style:font-name="Arial" style:font-name-complex="Arial" fo:font-variant="small-caps" fo:color="#5A5A5A" fo:font-size="11pt" style:font-size-asian="11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rial" style:font-name-asian="SimHei" style:font-name-complex="Arial" style:use-window-font-color="true" fo:letter-spacing="-0.0069in" style:letter-kerning="true" fo:font-size="28pt" style:font-size-asian="28pt" style:font-size-complex="28pt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margin-top="0.1666in"/>
      <style:text-properties fo:font-weight="normal" style:font-weight-asian="normal" style:font-weight-complex="normal" fo:color="#D973D6" fo:font-size="16pt" style:font-size-asian="16pt" style:font-size-complex="16pt" fo:hyphenate="false"/>
    </style:style>
    <style:style style:name="Mention" style:display-name="Mention" style:family="text" style:parent-style-name="Absatz-Standardschriftart">
      <style:text-properties style:font-name="Arial" style:font-name-complex="Arial" fo:color="#2B579A" fo:background-color="#E1DFDD"/>
    </style:style>
    <style:style style:name="Hashtag" style:display-name="Hashtag" style:family="text" style:parent-style-name="Absatz-Standardschriftart">
      <style:text-properties style:font-name="Arial" style:font-name-complex="Arial" fo:color="#2B579A" fo:background-color="#E1DFDD"/>
    </style:style>
    <style:style style:name="SmartHyperlink" style:display-name="Smart Hyperlink" style:family="text" style:parent-style-name="Absatz-Standardschriftart">
      <style:text-properties style:font-name="Arial" style:font-name-complex="Arial" style:text-underline-type="single" style:text-underline-style="dotted" style:text-underline-width="auto" style:text-underline-mode="continuous" style:text-underline-color="font-color"/>
    </style:style>
    <style:style style:name="UnresolvedMention" style:display-name="Unresolved Mention" style:family="text" style:parent-style-name="Absatz-Standardschriftart">
      <style:text-properties style:font-name="Arial" style:font-name-complex="Arial" fo:color="#605E5C" fo:background-color="#E1DFDD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4LVL1" style:family="text">
      <style:text-properties style:font-name="Symbol" style:font-name-asian="SimHei" style:font-name-complex="Calibri Ligh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-0.827in" text:min-label-width="0.25in" text:list-level-position-and-space-mode="label-alignment">
          <style:list-level-label-alignment text:label-followed-by="listtab" fo:margin-left="-0.57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-0.327in" text:min-label-width="0.25in" text:list-level-position-and-space-mode="label-alignment">
          <style:list-level-label-alignment text:label-followed-by="listtab" fo:margin-left="-0.07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0.1729in" text:min-label-width="0.25in" text:list-level-position-and-space-mode="label-alignment">
          <style:list-level-label-alignment text:label-followed-by="listtab" fo:margin-left="0.4229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6729in" text:min-label-width="0.25in" text:list-level-position-and-space-mode="label-alignment">
          <style:list-level-label-alignment text:label-followed-by="listtab" fo:margin-left="0.9229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1.1729in" text:min-label-width="0.25in" text:list-level-position-and-space-mode="label-alignment">
          <style:list-level-label-alignment text:label-followed-by="listtab" fo:margin-left="1.4229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1.6729in" text:min-label-width="0.25in" text:list-level-position-and-space-mode="label-alignment">
          <style:list-level-label-alignment text:label-followed-by="listtab" fo:margin-left="1.9229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2.1729in" text:min-label-width="0.25in" text:list-level-position-and-space-mode="label-alignment">
          <style:list-level-label-alignment text:label-followed-by="listtab" fo:margin-left="2.4229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2.6729in" text:min-label-width="0.25in" text:list-level-position-and-space-mode="label-alignment">
          <style:list-level-label-alignment text:label-followed-by="listtab" fo:margin-left="2.9229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3.1729in" text:min-label-width="0.25in" text:list-level-position-and-space-mode="label-alignment">
          <style:list-level-label-alignment text:label-followed-by="listtab" fo:margin-left="3.422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1in" fo:margin-bottom="0.472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1.2777in"/>
      </style:footer-style>
    </style:page-layout>
    <style:style style:name="TableColumn3" style:family="table-column">
      <style:table-column-properties style:column-width="5.2083in"/>
    </style:style>
    <style:style style:name="TableColumn4" style:family="table-column">
      <style:table-column-properties style:column-width="3.127in"/>
    </style:style>
    <style:style style:name="Table2" style:family="table">
      <style:table-properties style:width="8.3354in" style:rel-width="132.98%" fo:margin-left="0in" table:align="center"/>
    </style:style>
    <style:style style:name="TableRow5" style:family="table-row">
      <style:table-row-properties style:min-row-height="0.3923in"/>
    </style:style>
    <style:style style:name="TableCell6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7" style:parent-style-name="Kopfzeile" style:family="paragraph">
      <style:text-properties fo:text-transform="uppercase" fo:color="#FFFFFF" fo:font-size="9pt" style:font-size-asian="9pt" style:font-size-complex="9pt"/>
    </style:style>
    <style:style style:name="P8" style:parent-style-name="Kopfzeile" style:family="paragraph">
      <style:text-properties fo:text-transform="uppercase" fo:color="#FFFFFF" fo:font-size="9pt" style:font-size-asian="9pt" style:font-size-complex="9pt"/>
    </style:style>
    <style:style style:name="TableCell9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10" style:parent-style-name="Kopfzeile" style:family="paragraph">
      <style:paragraph-properties fo:text-align="center"/>
    </style:style>
    <style:style style:name="T11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2" style:parent-style-name="Kontaktinfos" style:family="paragraph">
      <style:paragraph-properties fo:text-align="start"/>
    </style:style>
    <style:style style:name="T13" style:parent-style-name="Absatz-Standardschriftart" style:family="text">
      <style:text-properties fo:color="#000000" fo:font-size="20pt" style:font-size-asian="20pt" style:font-size-complex="20pt"/>
    </style:style>
    <style:style style:name="T14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5" style:parent-style-name="Kontaktinfos" style:family="paragraph">
      <style:text-properties fo:color="#000000" fo:font-size="11pt" style:font-size-asian="11pt" style:font-size-complex="11pt"/>
    </style:style>
    <style:style style:name="P16" style:parent-style-name="Kontaktinfos" style:family="paragraph">
      <style:text-properties fo:color="#000000" fo:font-size="11pt" style:font-size-asian="11pt" style:font-size-complex="11pt"/>
    </style:style>
    <style:style style:name="TableRow17" style:family="table-row">
      <style:table-row-properties style:row-height="0.0798in"/>
    </style:style>
    <style:style style:name="TableCell18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19" style:parent-style-name="Kopfzeile" style:family="paragraph">
      <style:text-properties fo:text-transform="uppercase" fo:color="#FFFFFF" fo:font-size="9pt" style:font-size-asian="9pt" style:font-size-complex="9pt"/>
    </style:style>
    <style:style style:name="TableCell20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21" style:parent-style-name="Kopfzeile" style:family="paragraph">
      <style:text-properties fo:text-transform="uppercase" fo:color="#FFFFFF" fo:font-size="9pt" style:font-size-asian="9pt" style:font-size-complex="9pt"/>
    </style:style>
    <style:style style:name="T22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f1cbf0" draw:opacity="100%" draw:stroke="none"/>
    </style:style>
    <style:style style:family="graphic" style:name="a3">
      <style:graphic-properties draw:fill="solid" draw:fill-color="#a39ed4" draw:opacity="100%" draw:stroke="none"/>
    </style:style>
    <style:style style:family="graphic" style:name="a4">
      <style:graphic-properties draw:fill="solid" draw:fill-color="#e7a8e5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center" style:vertical-pos="bottom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  <text:p text:style-name="P8"/>
            </table:table-cell>
            <table:table-cell table:style-name="TableCell9">
              <text:p text:style-name="P10"><text:span text:style-name="T11"><draw:frame draw:z-index="251659264" draw:id="id0" draw:style-name="a0" draw:name="Textfeld 2" text:anchor-type="paragraph" svg:x="-5.21458in" svg:y="0.19653in" svg:width="3.01528in" svg:height="0.42292in" style:rel-width="scale" style:rel-height="scale"><draw:text-box><text:p text:style-name="P12"><text:span text:style-name="T13">Parkhaus Simulation</text:span></text:p></draw:text-box><svg:title/><svg:desc/></draw:frame></text:span><text:span text:style-name="T14"><draw:frame draw:id="id1" draw:style-name="a1" draw:name="Textfeld 2" text:anchor-type="as-char" svg:x="0in" svg:y="0in" svg:width="2.96667in" svg:height="0.51181in" style:rel-width="scale" style:rel-height="scale"><draw:text-box><text:p text:style-name="P15">Aylin Artut</text:p><text:p text:style-name="P16">9033385</text:p><text:p text:style-name="Kontaktinfos"/></draw:text-box><svg:title/><svg:desc/></draw:frame></text:span></text:p>
            </table:table-cell>
          </table:table-row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</table:table-row>
        </table:table>
        <text:p text:style-name="Kopfzeile"/>
      </style:header>
      <style:footer>
        <text:p text:style-name="Fußzeile"><text:span text:style-name="T22"><draw:g draw:z-index="251661312" draw:name="Gruppe 12" draw:id="id5" draw:style-name="a5" text:anchor-type="paragraph"><svg:title/><svg:desc/><draw:custom-shape svg:width="8.50764in" svg:height="4.29028in" draw:id="id2" draw:style-name="a2" draw:transform="translate(-4.25382in -2.14514in) rotate(-3.14159) translate(4.25382in 2.17972in)" draw:name="Freihandform 54"><svg:title/><svg:desc/><draw:enhanced-geometry draw:type="non-primitive" svg:viewBox="0 0 455 260" draw:enhanced-path="M ?f0 ?f2 C ?f0 ?f0 ?f0 ?f0 ?f0 ?f0 ?f1 ?f0 ?f1 ?f0 ?f1 ?f0 ?f3 ?f0 ?f0 ?f2 ?f0 ?f2 Z N" draw:text-areas="?f16 ?f18 ?f17 ?f19" draw:glue-points="?f20 ?f21 ?f20 ?f22 ?f23 ?f22 ?f20 ?f21" draw:glue-point-leaving-directions="-90, -90, -90, -90"><draw:equation draw:name="f0" draw:formula="0"/><draw:equation draw:name="f1" draw:formula="455"/><draw:equation draw:name="f2" draw:formula="260"/><draw:equation draw:name="f3" draw:formula="14"/><draw:equation draw:name="f4" draw:formula="?f2 - ?f0"/><draw:equation draw:name="f5" draw:formula="?f1 - ?f0"/><draw:equation draw:name="f6" draw:formula="?f5 / 455"/><draw:equation draw:name="f7" draw:formula="?f4 / 260"/><draw:equation draw:name="f8" draw:formula="0 * ?f5"/><draw:equation draw:name="f9" draw:formula="260 * ?f4"/><draw:equation draw:name="f10" draw:formula="0 * ?f4"/><draw:equation draw:name="f11" draw:formula="455 * ?f5"/><draw:equation draw:name="f12" draw:formula="?f8 / 455"/><draw:equation draw:name="f13" draw:formula="?f9 / 260"/><draw:equation draw:name="f14" draw:formula="?f10 / 260"/><draw:equation draw:name="f15" draw:formula="?f11 / 455"/><draw:equation draw:name="f16" draw:formula="0 / ?f6"/><draw:equation draw:name="f17" draw:formula="?f1 / ?f6"/><draw:equation draw:name="f18" draw:formula="0 / ?f7"/><draw:equation draw:name="f19" draw:formula="?f2 / ?f7"/><draw:equation draw:name="f20" draw:formula="?f12 / ?f6"/><draw:equation draw:name="f21" draw:formula="?f13 / ?f7"/><draw:equation draw:name="f22" draw:formula="?f14 / ?f7"/><draw:equation draw:name="f23" draw:formula="?f15 / ?f6"/></draw:enhanced-geometry></draw:custom-shape><draw:custom-shape svg:width="8.50764in" svg:height="4.29028in" draw:id="id3" draw:style-name="a3" draw:transform="translate(-4.25382in -2.14514in) rotate(-3.14159) translate(4.26424in 2.14514in)" draw:name="Freihandform 55"><svg:title/><svg:desc/><draw:enhanced-geometry draw:type="non-primitive" svg:viewBox="0 0 455 260" draw:enhanced-path="M ?f0 ?f2 C ?f0 ?f3 ?f0 ?f3 ?f0 ?f3 ?f0 ?f4 ?f4 ?f0 ?f3 ?f0 ?f1 ?f0 ?f1 ?f0 ?f1 ?f0 ?f5 ?f0 ?f0 ?f2 ?f0 ?f2 Z N" draw:text-areas="?f22 ?f24 ?f23 ?f25" draw:glue-points="?f26 ?f27 ?f26 ?f28 ?f29 ?f30 ?f31 ?f30 ?f26 ?f27" draw:glue-point-leaving-directions="-90, -90, -90, -90, -90"><draw:equation draw:name="f0" draw:formula="0"/><draw:equation draw:name="f1" draw:formula="455"/><draw:equation draw:name="f2" draw:formula="260"/><draw:equation draw:name="f3" draw:formula="255"/><draw:equation draw:name="f4" draw:formula="114"/><draw:equation draw:name="f5" draw:formula="14"/><draw:equation draw:name="f6" draw:formula="?f2 - ?f0"/><draw:equation draw:name="f7" draw:formula="?f1 - ?f0"/><draw:equation draw:name="f8" draw:formula="?f7 / 455"/><draw:equation draw:name="f9" draw:formula="?f6 / 260"/><draw:equation draw:name="f10" draw:formula="0 * ?f7"/><draw:equation draw:name="f11" draw:formula="260 * ?f6"/><draw:equation draw:name="f12" draw:formula="255 * ?f6"/><draw:equation draw:name="f13" draw:formula="255 * ?f7"/><draw:equation draw:name="f14" draw:formula="0 * ?f6"/><draw:equation draw:name="f15" draw:formula="455 * ?f7"/><draw:equation draw:name="f16" draw:formula="?f10 / 455"/><draw:equation draw:name="f17" draw:formula="?f11 / 260"/><draw:equation draw:name="f18" draw:formula="?f12 / 260"/><draw:equation draw:name="f19" draw:formula="?f13 / 455"/><draw:equation draw:name="f20" draw:formula="?f14 / 260"/><draw:equation draw:name="f21" draw:formula="?f15 / 455"/><draw:equation draw:name="f22" draw:formula="0 / ?f8"/><draw:equation draw:name="f23" draw:formula="?f1 / ?f8"/><draw:equation draw:name="f24" draw:formula="0 / ?f9"/><draw:equation draw:name="f25" draw:formula="?f2 / ?f9"/><draw:equation draw:name="f26" draw:formula="?f16 / ?f8"/><draw:equation draw:name="f27" draw:formula="?f17 / ?f9"/><draw:equation draw:name="f28" draw:formula="?f18 / ?f9"/><draw:equation draw:name="f29" draw:formula="?f19 / ?f8"/><draw:equation draw:name="f30" draw:formula="?f20 / ?f9"/><draw:equation draw:name="f31" draw:formula="?f21 / ?f8"/></draw:enhanced-geometry></draw:custom-shape><draw:custom-shape svg:width="8.50764in" svg:height="1.49167in" draw:id="id4" draw:style-name="a4" draw:transform="translate(-4.25382in -0.74583in) rotate(-3.14159) translate(4.25382in 3.57899in)" draw:name="Freihandform: Form 14"><svg:title/><svg:desc/><draw:enhanced-geometry draw:type="non-primitive" svg:viewBox="0 0 7779656 1364203" draw:enhanced-path="M ?f1 ?f2 L ?f0 ?f0 ?f1 ?f0 Z N" draw:text-areas="?f15 ?f17 ?f16 ?f18" draw:glue-points="?f19 ?f20 ?f21 ?f22 ?f19 ?f22" draw:glue-point-leaving-directions="-90, -90, -90"><draw:equation draw:name="f0" draw:formula="0"/><draw:equation draw:name="f1" draw:formula="7779656"/><draw:equation draw:name="f2" draw:formula="1364203"/><draw:equation draw:name="f3" draw:formula="?f2 - ?f0"/><draw:equation draw:name="f4" draw:formula="?f1 - ?f0"/><draw:equation draw:name="f5" draw:formula="?f4 / 7779656"/><draw:equation draw:name="f6" draw:formula="?f3 / 1364203"/><draw:equation draw:name="f7" draw:formula="7779656 * ?f4"/><draw:equation draw:name="f8" draw:formula="1364203 * ?f3"/><draw:equation draw:name="f9" draw:formula="0 * ?f4"/><draw:equation draw:name="f10" draw:formula="0 * ?f3"/><draw:equation draw:name="f11" draw:formula="?f7 / 7779656"/><draw:equation draw:name="f12" draw:formula="?f8 / 1364203"/><draw:equation draw:name="f13" draw:formula="?f9 / 7779656"/><draw:equation draw:name="f14" draw:formula="?f10 / 136420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gitalisierungskonzept</dc:title>
    <meta:initial-creator/>
    <dc:creator>aylin.artut@365h-brs.de</dc:creator>
    <meta:creation-date>2021-07-10T17:58:00Z</meta:creation-date>
    <dc:date>2021-07-10T19:57:00Z</dc:date>
    <meta:template xlink:href="Briefkopf%20Erdfarben.dotx" xlink:type="simple"/>
    <meta:editing-cycles>17</meta:editing-cycles>
    <meta:editing-duration>PT0S</meta:editing-duration>
    <meta:user-defined meta:name="ContentTypeId">0x01010079F111ED35F8CC479449609E8A0923A6</meta:user-defined>
    <meta:document-statistic meta:page-count="1" meta:paragraph-count="1" meta:word-count="39" meta:character-count="284" meta:row-count="2" meta:non-whitespace-character-count="246"/>
  </office:meta>
</office:document-meta>
</file>